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paragraph-rsid="001e92a4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Arial" fo:font-size="32pt" fo:font-weight="bold" officeooo:paragraph-rsid="002f96f0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55269" loext:opacity="100%" officeooo:paragraph-rsid="002f96f0"/>
    </style:style>
    <style:style style:name="P4" style:family="paragraph" style:parent-style-name="Standard">
      <style:paragraph-properties fo:text-align="center" style:justify-single-word="false"/>
      <style:text-properties officeooo:paragraph-rsid="001e92a4"/>
    </style:style>
    <style:style style:name="P5" style:family="paragraph" style:parent-style-name="Heading_20_1" style:list-style-name="">
      <style:text-properties fo:color="#3465a4" loext:opacity="100%" style:font-name="Arial" fo:font-size="18pt" fo:font-weight="bold" officeooo:rsid="001f245f" style:font-name-asian="NSimSun1" style:font-size-asian="18pt" style:font-weight-asian="bold" style:font-name-complex="Lucida Sans1" style:font-size-complex="18pt" style:font-weight-complex="bold"/>
    </style:style>
    <style:style style:name="P6" style:family="paragraph" style:parent-style-name="Text_20_body" style:list-style-name="">
      <style:paragraph-properties fo:text-align="center" style:justify-single-word="false"/>
      <style:text-properties fo:color="#3465a4" loext:opacity="100%" style:font-name="Arial" fo:font-size="16pt" fo:font-weight="bold" officeooo:rsid="0029e010" officeooo:paragraph-rsid="0029e010" style:font-name-asian="NSimSun1" style:font-size-asian="16pt" style:font-weight-asian="bold" style:font-name-complex="Lucida Sans1" style:font-size-complex="16pt" style:font-weight-complex="bold"/>
    </style:style>
    <style:style style:name="P7" style:family="paragraph" style:parent-style-name="Text_20_body" style:list-style-name="">
      <style:text-properties fo:color="#3465a4" loext:opacity="100%" style:font-name="Arial" fo:font-size="12pt" fo:font-weight="bold" officeooo:rsid="0029e010" officeooo:paragraph-rsid="0029e010" style:font-name-asian="NSimSun1" style:font-size-asian="10.5pt" style:font-weight-asian="bold" style:font-name-complex="Lucida Sans1" style:font-size-complex="12pt" style:font-weight-complex="bold"/>
    </style:style>
    <style:style style:name="P8" style:family="paragraph" style:parent-style-name="Text_20_body" style:list-style-name="">
      <style:paragraph-properties fo:text-align="justify" style:justify-single-word="false"/>
      <style:text-properties fo:color="#3465a4" loext:opacity="100%" style:font-name="Arial" fo:font-size="10pt" fo:font-weight="bold" officeooo:rsid="0029e010" officeooo:paragraph-rsid="0029e010" style:font-name-asian="NSimSun1" style:font-size-asian="10pt" style:font-weight-asian="bold" style:font-name-complex="Lucida Sans1" style:font-size-complex="10pt" style:font-weight-complex="bold"/>
    </style:style>
    <style:style style:name="P9" style:family="paragraph" style:parent-style-name="Text_20_body" style:list-style-name="">
      <style:paragraph-properties fo:text-align="justify" style:justify-single-word="false"/>
      <style:text-properties fo:color="#3465a4" loext:opacity="100%" style:font-name="Arial" fo:font-size="12pt" fo:font-weight="bold" officeooo:rsid="0029e010" officeooo:paragraph-rsid="0029e010" style:font-name-asian="NSimSun1" style:font-size-asian="10.5pt" style:font-weight-asian="bold" style:font-name-complex="Lucida Sans1" style:font-size-complex="12pt" style:font-weight-complex="bol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font-name="Arial"/>
    </style:style>
    <style:style style:name="P15" style:family="paragraph" style:parent-style-name="Text_20_body" style:list-style-name="L1">
      <style:text-properties style:font-name="Arial"/>
    </style:style>
    <style:style style:name="P16" style:family="paragraph" style:parent-style-name="Heading_20_2">
      <style:text-properties fo:color="#3465a4" loext:opacity="100%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Text_20_body" style:list-style-name="L2">
      <style:paragraph-properties fo:margin-top="0cm" fo:margin-bottom="0cm" style:contextual-spacing="false"/>
      <style:text-properties style:font-name="Arial"/>
    </style:style>
    <style:style style:name="P18" style:family="paragraph" style:parent-style-name="Text_20_body" style:list-style-name="L2">
      <style:text-properties style:font-name="Arial"/>
    </style:style>
    <style:style style:name="P19" style:family="paragraph" style:parent-style-name="Standard">
      <style:paragraph-properties fo:text-align="start" style:justify-single-word="false"/>
      <style:text-properties style:font-name="Arial"/>
    </style:style>
    <style:style style:name="P20" style:family="paragraph" style:parent-style-name="Heading_20_2">
      <style:paragraph-properties fo:keep-with-next="always"/>
      <style:text-properties fo:color="#3465a4" loext:opacity="100%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Text_20_body">
      <style:paragraph-properties fo:margin-left="0cm" fo:text-indent="0cm" style:auto-text-indent="false" fo:keep-with-next="always"/>
      <style:text-properties fo:color="#5983b0" loext:opacity="100%" style:font-name="Arial" officeooo:paragraph-rsid="001f245f" style:font-name-asian="Microsoft YaHei"/>
    </style:style>
    <style:style style:name="P22" style:family="paragraph" style:parent-style-name="Text_20_body">
      <style:paragraph-properties fo:margin-left="0cm" fo:text-indent="0cm" style:auto-text-indent="false"/>
      <style:text-properties fo:color="#5983b0" loext:opacity="100%" style:font-name="Arial" officeooo:paragraph-rsid="001f245f" style:font-name-asian="Microsoft YaHei"/>
    </style:style>
    <style:style style:name="P23" style:family="paragraph" style:parent-style-name="Text_20_body" style:list-style-name="L3">
      <style:paragraph-properties fo:margin-top="0cm" fo:margin-bottom="0cm" style:contextual-spacing="false"/>
      <style:text-properties fo:color="#000000" loext:opacity="100%" style:font-name="Arial" style:font-name-asian="Microsoft YaHei"/>
    </style:style>
    <style:style style:name="P24" style:family="paragraph" style:parent-style-name="Text_20_body" style:list-style-name="L3">
      <style:text-properties fo:color="#000000" loext:opacity="100%" style:font-name="Arial" officeooo:paragraph-rsid="001f245f" style:font-name-asian="Microsoft YaHei"/>
    </style:style>
    <style:style style:name="P25" style:family="paragraph" style:parent-style-name="Text_20_body">
      <style:text-properties fo:color="#5983b0" loext:opacity="100%" style:font-name="Arial" officeooo:paragraph-rsid="001f245f" style:font-name-asian="Microsoft YaHei"/>
    </style:style>
    <style:style style:name="P26" style:family="paragraph" style:parent-style-name="Text_20_body" style:list-style-name="L4">
      <style:paragraph-properties fo:margin-top="0cm" fo:margin-bottom="0cm" style:contextual-spacing="false"/>
      <style:text-properties fo:color="#000000" loext:opacity="100%" style:font-name="Arial" style:font-name-asian="Microsoft YaHei"/>
    </style:style>
    <style:style style:name="P27" style:family="paragraph" style:parent-style-name="Text_20_body" style:list-style-name="L4">
      <style:text-properties fo:color="#000000" loext:opacity="100%" style:font-name="Arial" style:font-name-asian="Microsoft YaHei"/>
    </style:style>
    <style:style style:name="P28" style:family="paragraph" style:parent-style-name="Text_20_body">
      <style:text-properties fo:color="#5983b0" loext:opacity="100%" style:font-name="Arial" style:font-name-asian="Microsoft YaHei"/>
    </style:style>
    <style:style style:name="P29" style:family="paragraph" style:parent-style-name="Text_20_body" style:list-style-name="L5">
      <style:paragraph-properties fo:margin-top="0cm" fo:margin-bottom="0cm" style:contextual-spacing="false"/>
      <style:text-properties fo:color="#000000" loext:opacity="100%" style:font-name="Arial" style:font-name-asian="Microsoft YaHei"/>
    </style:style>
    <style:style style:name="P30" style:family="paragraph" style:parent-style-name="Text_20_body" style:list-style-name="L5">
      <style:text-properties fo:color="#000000" loext:opacity="100%" style:font-name="Arial" style:font-name-asian="Microsoft YaHei"/>
    </style:style>
    <style:style style:name="P31" style:family="paragraph" style:parent-style-name="Text_20_body" style:list-style-name="L6">
      <style:paragraph-properties fo:margin-top="0cm" fo:margin-bottom="0cm" style:contextual-spacing="false"/>
      <style:text-properties fo:color="#000000" loext:opacity="100%" style:font-name="Arial" style:font-name-asian="Microsoft YaHei"/>
    </style:style>
    <style:style style:name="P32" style:family="paragraph" style:parent-style-name="Text_20_body" style:list-style-name="L6">
      <style:text-properties fo:color="#000000" loext:opacity="100%" style:font-name="Arial" style:font-name-asian="Microsoft YaHei"/>
    </style:style>
    <style:style style:name="P33" style:family="paragraph" style:parent-style-name="Text_20_body">
      <style:paragraph-properties fo:margin-left="0cm" fo:text-indent="0cm" style:auto-text-indent="false"/>
      <style:text-properties fo:color="#000000" loext:opacity="100%" style:font-name="Arial" style:font-name-asian="Microsoft YaHei" style:font-name-complex="Lucida Sans1"/>
    </style:style>
    <style:style style:name="P34" style:family="paragraph" style:parent-style-name="Text_20_body">
      <style:paragraph-properties fo:margin-left="0cm" fo:text-indent="0cm" style:auto-text-indent="false" fo:keep-with-next="always"/>
      <style:text-properties officeooo:paragraph-rsid="001f245f"/>
    </style:style>
    <style:style style:name="P35" style:family="paragraph" style:parent-style-name="Text_20_body" style:list-style-name="L3">
      <style:paragraph-properties fo:margin-top="0cm" fo:margin-bottom="0cm" style:contextual-spacing="false"/>
      <style:text-properties fo:color="#000000" loext:opacity="100%" style:font-name="Arial" officeooo:paragraph-rsid="001f245f" style:font-name-asian="Microsoft YaHei"/>
    </style:style>
    <style:style style:name="P36" style:family="paragraph" style:parent-style-name="Text_20_body" style:list-style-name="L3">
      <style:paragraph-properties fo:margin-top="0cm" fo:margin-bottom="0cm" style:contextual-spacing="false"/>
      <style:text-properties fo:color="#000000" loext:opacity="100%" style:font-name="Arial" officeooo:rsid="001fbb65" officeooo:paragraph-rsid="001fbb65" style:font-name-asian="Microsoft YaHei"/>
    </style:style>
    <style:style style:name="P37" style:family="paragraph" style:parent-style-name="Text_20_body">
      <style:paragraph-properties fo:margin-top="0cm" fo:margin-bottom="0cm" style:contextual-spacing="false"/>
      <style:text-properties fo:color="#000000" loext:opacity="100%" style:font-name="Arial" officeooo:rsid="001fbb65" officeooo:paragraph-rsid="001fbb65" style:font-name-asian="Microsoft YaHei"/>
    </style:style>
    <style:style style:name="P38" style:family="paragraph" style:parent-style-name="Text_20_body" style:list-style-name="L7">
      <style:paragraph-properties fo:margin-top="0cm" fo:margin-bottom="0cm" style:contextual-spacing="false"/>
      <style:text-properties fo:color="#000000" loext:opacity="100%" style:font-name="Arial" officeooo:paragraph-rsid="001f245f" style:font-name-asian="Microsoft YaHei"/>
    </style:style>
    <style:style style:name="P39" style:family="paragraph" style:parent-style-name="Text_20_body">
      <style:paragraph-properties fo:margin-top="0cm" fo:margin-bottom="0cm" style:contextual-spacing="false"/>
      <style:text-properties fo:color="#000000" loext:opacity="100%" style:font-name="Arial" officeooo:paragraph-rsid="001f245f" style:font-name-asian="Microsoft YaHei"/>
    </style:style>
    <style:style style:name="P40" style:family="paragraph" style:parent-style-name="Text_20_body" style:list-style-name="L8">
      <style:paragraph-properties fo:margin-top="0cm" fo:margin-bottom="0cm" style:contextual-spacing="false"/>
      <style:text-properties fo:color="#000000" loext:opacity="100%" style:font-name="Arial" officeooo:paragraph-rsid="001f245f" style:font-name-asian="Microsoft YaHei"/>
    </style:style>
    <style:style style:name="P41" style:family="paragraph" style:parent-style-name="Text_20_body" style:list-style-name="L9">
      <style:paragraph-properties fo:margin-top="0cm" fo:margin-bottom="0cm" style:contextual-spacing="false"/>
      <style:text-properties fo:color="#000000" loext:opacity="100%" style:font-name="Arial" fo:font-style="normal" fo:font-weight="normal" officeooo:paragraph-rsid="001f245f" style:font-name-asian="Microsoft YaHei" style:font-style-asian="normal" style:font-weight-asian="normal" style:font-style-complex="normal" style:font-weight-complex="normal"/>
    </style:style>
    <style:style style:name="P42" style:family="paragraph" style:parent-style-name="Text_20_body" style:list-style-name="L10">
      <style:paragraph-properties fo:margin-top="0cm" fo:margin-bottom="0cm" style:contextual-spacing="false"/>
      <style:text-properties fo:color="#000000" loext:opacity="100%" style:font-name="Arial" style:font-name-asian="Microsoft YaHei"/>
    </style:style>
    <style:style style:name="P43" style:family="paragraph" style:parent-style-name="Text_20_body" style:list-style-name="L11">
      <style:paragraph-properties fo:margin-top="0cm" fo:margin-bottom="0cm" style:contextual-spacing="false"/>
      <style:text-properties fo:color="#000000" loext:opacity="100%" style:font-name="Arial" style:font-name-asian="Microsoft YaHei"/>
    </style:style>
    <style:style style:name="P44" style:family="paragraph" style:parent-style-name="Text_20_body">
      <style:paragraph-properties fo:margin-top="0cm" fo:margin-bottom="0cm" style:contextual-spacing="false"/>
      <style:text-properties fo:color="#000000" loext:opacity="100%" style:font-name="Arial" style:font-name-asian="Microsoft YaHei"/>
    </style:style>
    <style:style style:name="P45" style:family="paragraph" style:parent-style-name="Text_20_body">
      <style:paragraph-properties fo:margin-left="0cm" fo:text-indent="0cm" style:auto-text-indent="false" fo:keep-with-next="always"/>
      <style:text-properties fo:color="#5983b0" loext:opacity="100%" style:font-name="Arial" officeooo:paragraph-rsid="001fbb65" style:font-name-asian="Microsoft YaHei"/>
    </style:style>
    <style:style style:name="P46" style:family="paragraph" style:parent-style-name="Text_20_body">
      <style:paragraph-properties fo:margin-left="0cm" fo:text-indent="0cm" style:auto-text-indent="false"/>
      <style:text-properties fo:color="#5983b0" loext:opacity="100%" style:font-name="Arial" officeooo:paragraph-rsid="001fbb65" style:font-name-asian="Microsoft YaHei"/>
    </style:style>
    <style:style style:name="P47" style:family="paragraph" style:parent-style-name="Text_20_body" style:list-style-name="L12">
      <style:paragraph-properties fo:margin-top="0cm" fo:margin-bottom="0cm" style:contextual-spacing="false"/>
      <style:text-properties fo:color="#000000" loext:opacity="100%" style:font-name="Arial" officeooo:rsid="001fbb65" style:font-name-asian="Microsoft YaHei"/>
    </style:style>
    <style:style style:name="P48" style:family="paragraph" style:parent-style-name="Text_20_body" style:list-style-name="L13">
      <style:paragraph-properties fo:margin-top="0cm" fo:margin-bottom="0cm" style:contextual-spacing="false"/>
      <style:text-properties fo:color="#000000" loext:opacity="100%" style:font-name="Arial" officeooo:rsid="001fbb65" style:font-name-asian="Microsoft YaHei"/>
    </style:style>
    <style:style style:name="P49" style:family="paragraph" style:parent-style-name="Text_20_body" style:list-style-name="L14">
      <style:paragraph-properties fo:margin-top="0cm" fo:margin-bottom="0cm" style:contextual-spacing="false"/>
      <style:text-properties fo:color="#000000" loext:opacity="100%" style:font-name="Arial" officeooo:rsid="001fbb65" style:font-name-asian="Microsoft YaHei"/>
    </style:style>
    <style:style style:name="P50" style:family="paragraph" style:parent-style-name="Text_20_body" style:list-style-name="L15">
      <style:paragraph-properties fo:margin-top="0cm" fo:margin-bottom="0cm" style:contextual-spacing="false"/>
      <style:text-properties fo:color="#000000" loext:opacity="100%" style:font-name="Arial" officeooo:rsid="001fbb65" style:font-name-asian="Microsoft YaHei"/>
    </style:style>
    <style:style style:name="P51" style:family="paragraph" style:parent-style-name="Text_20_body" style:list-style-name="L3">
      <style:paragraph-properties fo:margin-top="0cm" fo:margin-bottom="0cm" style:contextual-spacing="false"/>
      <style:text-properties fo:color="#000000" loext:opacity="100%" style:font-name="Arial" officeooo:rsid="001fbb65" style:font-name-asian="Microsoft YaHei"/>
    </style:style>
    <style:style style:name="P52" style:family="paragraph" style:parent-style-name="Text_20_body">
      <style:text-properties fo:color="#5983b0" loext:opacity="100%" style:font-name="Arial" officeooo:paragraph-rsid="001fbb65" style:font-name-asian="Microsoft YaHei"/>
    </style:style>
    <style:style style:name="P53" style:family="paragraph" style:parent-style-name="Text_20_body" style:list-style-name="L16">
      <style:paragraph-properties fo:margin-top="0cm" fo:margin-bottom="0cm" style:contextual-spacing="false"/>
      <style:text-properties fo:color="#000000" loext:opacity="100%" style:font-name="Arial" officeooo:paragraph-rsid="001fbb65" style:font-name-asian="Microsoft YaHei"/>
    </style:style>
    <style:style style:name="P54" style:family="paragraph" style:parent-style-name="Text_20_body">
      <style:paragraph-properties fo:margin-top="0cm" fo:margin-bottom="0cm" style:contextual-spacing="false"/>
      <style:text-properties fo:color="#000000" loext:opacity="100%" style:font-name="Arial" officeooo:paragraph-rsid="001fbb65" style:font-name-asian="Microsoft YaHei"/>
    </style:style>
    <style:style style:name="P55" style:family="paragraph" style:parent-style-name="Text_20_body" style:list-style-name="L17">
      <style:paragraph-properties fo:margin-top="0cm" fo:margin-bottom="0cm" style:contextual-spacing="false"/>
      <style:text-properties fo:color="#000000" loext:opacity="100%" style:font-name="Arial" officeooo:paragraph-rsid="001fbb65" style:font-name-asian="Microsoft YaHei"/>
    </style:style>
    <style:style style:name="P56" style:family="paragraph" style:parent-style-name="Text_20_body" style:list-style-name="L18">
      <style:paragraph-properties fo:margin-top="0cm" fo:margin-bottom="0cm" style:contextual-spacing="false"/>
      <style:text-properties fo:color="#000000" loext:opacity="100%" style:font-name="Arial" officeooo:paragraph-rsid="001fbb65" style:font-name-asian="Microsoft YaHei"/>
    </style:style>
    <style:style style:name="P57" style:family="paragraph" style:parent-style-name="Text_20_body">
      <style:paragraph-properties fo:margin-left="0cm" fo:text-indent="0cm" style:auto-text-indent="false" fo:keep-with-next="always"/>
      <style:text-properties fo:color="#5983b0" loext:opacity="100%" style:font-name="Arial" officeooo:paragraph-rsid="0021ed4f" style:font-name-asian="Microsoft YaHei"/>
    </style:style>
    <style:style style:name="P58" style:family="paragraph" style:parent-style-name="Text_20_body">
      <style:paragraph-properties fo:margin-left="0cm" fo:text-indent="0cm" style:auto-text-indent="false"/>
      <style:text-properties fo:color="#5983b0" loext:opacity="100%" style:font-name="Arial" officeooo:paragraph-rsid="0021ed4f" style:font-name-asian="Microsoft YaHei"/>
    </style:style>
    <style:style style:name="P59" style:family="paragraph" style:parent-style-name="Text_20_body" style:list-style-name="L3">
      <style:paragraph-properties fo:margin-top="0cm" fo:margin-bottom="0cm" style:contextual-spacing="false"/>
      <style:text-properties fo:color="#000000" loext:opacity="100%" style:font-name="Arial" officeooo:rsid="001fbb65" officeooo:paragraph-rsid="0021ed4f" style:font-name-asian="Microsoft YaHei"/>
    </style:style>
    <style:style style:name="P60" style:family="paragraph" style:parent-style-name="Text_20_body" style:list-style-name="L19">
      <style:paragraph-properties fo:margin-top="0cm" fo:margin-bottom="0cm" style:contextual-spacing="false"/>
      <style:text-properties fo:color="#000000" loext:opacity="100%" style:font-name="Arial" officeooo:rsid="001fbb65" style:font-name-asian="Microsoft YaHei"/>
    </style:style>
    <style:style style:name="P61" style:family="paragraph" style:parent-style-name="Text_20_body" style:list-style-name="L20">
      <style:paragraph-properties fo:margin-top="0cm" fo:margin-bottom="0cm" style:contextual-spacing="false"/>
      <style:text-properties fo:color="#000000" loext:opacity="100%" style:font-name="Arial" officeooo:rsid="001fbb65" style:font-name-asian="Microsoft YaHei"/>
    </style:style>
    <style:style style:name="P62" style:family="paragraph" style:parent-style-name="Text_20_body">
      <style:paragraph-properties fo:margin-top="0cm" fo:margin-bottom="0cm" style:contextual-spacing="false"/>
      <style:text-properties fo:color="#000000" loext:opacity="100%" style:font-name="Arial" officeooo:rsid="001fbb65" officeooo:paragraph-rsid="0021ed4f" style:font-name-asian="Microsoft YaHei"/>
    </style:style>
    <style:style style:name="P63" style:family="paragraph" style:parent-style-name="Text_20_body">
      <style:text-properties fo:color="#5983b0" loext:opacity="100%" style:font-name="Arial" officeooo:paragraph-rsid="0021ed4f" style:font-name-asian="Microsoft YaHei"/>
    </style:style>
    <style:style style:name="P64" style:family="paragraph" style:parent-style-name="Text_20_body" style:list-style-name="L21">
      <style:paragraph-properties fo:margin-top="0cm" fo:margin-bottom="0cm" style:contextual-spacing="false"/>
      <style:text-properties fo:color="#000000" loext:opacity="100%" style:font-name="Arial" officeooo:paragraph-rsid="0021ed4f" style:font-name-asian="Microsoft YaHei"/>
    </style:style>
    <style:style style:name="P65" style:family="paragraph" style:parent-style-name="Text_20_body" style:list-style-name="L22">
      <style:paragraph-properties fo:margin-top="0cm" fo:margin-bottom="0cm" style:contextual-spacing="false"/>
      <style:text-properties fo:color="#000000" loext:opacity="100%" style:font-name="Arial" style:font-name-asian="Microsoft YaHei"/>
    </style:style>
    <style:style style:name="P66" style:family="paragraph" style:parent-style-name="Text_20_body">
      <style:paragraph-properties fo:margin-top="0cm" fo:margin-bottom="0cm" style:contextual-spacing="false"/>
      <style:text-properties fo:color="#000000" loext:opacity="100%" style:font-name="Arial" officeooo:paragraph-rsid="0021ed4f" style:font-name-asian="Microsoft YaHei"/>
    </style:style>
    <style:style style:name="P67" style:family="paragraph" style:parent-style-name="Text_20_body" style:list-style-name="L23">
      <style:paragraph-properties fo:margin-top="0cm" fo:margin-bottom="0cm" style:contextual-spacing="false"/>
      <style:text-properties fo:color="#000000" loext:opacity="100%" style:font-name="Arial" officeooo:paragraph-rsid="0021ed4f" style:font-name-asian="Microsoft YaHei"/>
    </style:style>
    <style:style style:name="P68" style:family="paragraph" style:parent-style-name="Text_20_body" style:list-style-name="L24">
      <style:paragraph-properties fo:margin-top="0cm" fo:margin-bottom="0cm" style:contextual-spacing="false"/>
      <style:text-properties fo:color="#000000" loext:opacity="100%" style:font-name="Arial" officeooo:paragraph-rsid="0021ed4f" style:font-name-asian="Microsoft YaHei"/>
    </style:style>
    <style:style style:name="P69" style:family="paragraph" style:parent-style-name="Text_20_body" style:list-style-name="L25">
      <style:paragraph-properties fo:margin-top="0cm" fo:margin-bottom="0cm" style:contextual-spacing="false"/>
      <style:text-properties fo:color="#000000" loext:opacity="100%" style:font-name="Arial" style:font-name-asian="Microsoft YaHei"/>
    </style:style>
    <style:style style:name="P70" style:family="paragraph" style:parent-style-name="Text_20_body">
      <style:paragraph-properties fo:margin-left="0cm" fo:text-indent="0cm" style:auto-text-indent="false" fo:keep-with-next="always"/>
      <style:text-properties officeooo:paragraph-rsid="00243a57"/>
    </style:style>
    <style:style style:name="P71" style:family="paragraph" style:parent-style-name="Text_20_body">
      <style:paragraph-properties fo:margin-left="0cm" fo:text-indent="0cm" style:auto-text-indent="false"/>
      <style:text-properties officeooo:paragraph-rsid="00243a57"/>
    </style:style>
    <style:style style:name="P72" style:family="paragraph" style:parent-style-name="Text_20_body">
      <style:paragraph-properties fo:margin-left="0cm" fo:text-indent="0cm" style:auto-text-indent="false"/>
      <style:text-properties fo:color="#5983b0" loext:opacity="100%" style:font-name="Arial" officeooo:paragraph-rsid="00243a57" style:font-name-asian="Microsoft YaHei"/>
    </style:style>
    <style:style style:name="P73" style:family="paragraph" style:parent-style-name="Text_20_body" style:list-style-name="L26">
      <style:paragraph-properties fo:margin-top="0cm" fo:margin-bottom="0cm" style:contextual-spacing="false"/>
      <style:text-properties fo:color="#000000" loext:opacity="100%" style:font-name="Arial" officeooo:paragraph-rsid="00243a57" style:font-name-asian="Microsoft YaHei"/>
    </style:style>
    <style:style style:name="P74" style:family="paragraph" style:parent-style-name="Text_20_body" style:list-style-name="L27">
      <style:paragraph-properties fo:margin-top="0cm" fo:margin-bottom="0cm" style:contextual-spacing="false"/>
      <style:text-properties fo:color="#000000" loext:opacity="100%" style:font-name="Arial" style:font-name-asian="Microsoft YaHei"/>
    </style:style>
    <style:style style:name="P75" style:family="paragraph" style:parent-style-name="Text_20_body">
      <style:paragraph-properties fo:margin-top="0cm" fo:margin-bottom="0cm" style:contextual-spacing="false"/>
      <style:text-properties fo:color="#000000" loext:opacity="100%" style:font-name="Arial" officeooo:rsid="001fbb65" officeooo:paragraph-rsid="00243a57" style:font-name-asian="Microsoft YaHei"/>
    </style:style>
    <style:style style:name="P76" style:family="paragraph" style:parent-style-name="Text_20_body">
      <style:paragraph-properties fo:margin-top="0cm" fo:margin-bottom="0cm" style:contextual-spacing="false"/>
      <style:text-properties fo:color="#000000" loext:opacity="100%" style:font-name="Arial" officeooo:rsid="00243a57" officeooo:paragraph-rsid="00243a57" style:font-name-asian="Microsoft YaHei"/>
    </style:style>
    <style:style style:name="P77" style:family="paragraph" style:parent-style-name="Text_20_body">
      <style:text-properties fo:color="#5983b0" loext:opacity="100%" style:font-name="Arial" officeooo:paragraph-rsid="00243a57" style:font-name-asian="Microsoft YaHei"/>
    </style:style>
    <style:style style:name="P78" style:family="paragraph" style:parent-style-name="Text_20_body" style:list-style-name="L28">
      <style:paragraph-properties fo:margin-top="0cm" fo:margin-bottom="0cm" style:contextual-spacing="false"/>
      <style:text-properties fo:color="#000000" loext:opacity="100%" style:font-name="Arial" officeooo:paragraph-rsid="00243a57" style:font-name-asian="Microsoft YaHei"/>
    </style:style>
    <style:style style:name="P79" style:family="paragraph" style:parent-style-name="Text_20_body">
      <style:paragraph-properties fo:margin-top="0cm" fo:margin-bottom="0cm" style:contextual-spacing="false"/>
      <style:text-properties fo:color="#000000" loext:opacity="100%" style:font-name="Arial" officeooo:paragraph-rsid="00243a57" style:font-name-asian="Microsoft YaHei"/>
    </style:style>
    <style:style style:name="P80" style:family="paragraph" style:parent-style-name="Text_20_body" style:list-style-name="L29">
      <style:paragraph-properties fo:margin-top="0cm" fo:margin-bottom="0cm" style:contextual-spacing="false"/>
      <style:text-properties fo:color="#000000" loext:opacity="100%" style:font-name="Arial" officeooo:rsid="00243a57" officeooo:paragraph-rsid="00243a57" style:font-name-asian="Microsoft YaHei"/>
    </style:style>
    <style:style style:name="P81" style:family="paragraph" style:parent-style-name="Text_20_body">
      <style:paragraph-properties fo:margin-left="0cm" fo:text-indent="0cm" style:auto-text-indent="false" fo:keep-with-next="always"/>
      <style:text-properties fo:color="#5983b0" loext:opacity="100%" style:font-name="Arial" officeooo:paragraph-rsid="00243a57" style:font-name-asian="Microsoft YaHei"/>
    </style:style>
    <style:style style:name="P82" style:family="paragraph" style:parent-style-name="Text_20_body" style:list-style-name="L3">
      <style:paragraph-properties fo:margin-top="0cm" fo:margin-bottom="0cm" style:contextual-spacing="false"/>
      <style:text-properties fo:color="#000000" loext:opacity="100%" style:font-name="Arial" officeooo:rsid="001fbb65" officeooo:paragraph-rsid="00243a57" style:font-name-asian="Microsoft YaHei"/>
    </style:style>
    <style:style style:name="P83" style:family="paragraph" style:parent-style-name="Text_20_body" style:list-style-name="L30">
      <style:paragraph-properties fo:margin-top="0cm" fo:margin-bottom="0cm" style:contextual-spacing="false"/>
      <style:text-properties fo:color="#000000" loext:opacity="100%" style:font-name="Arial" officeooo:rsid="001fbb65" style:font-name-asian="Microsoft YaHei"/>
    </style:style>
    <style:style style:name="P84" style:family="paragraph" style:parent-style-name="Text_20_body" style:list-style-name="L31">
      <style:paragraph-properties fo:margin-top="0cm" fo:margin-bottom="0cm" style:contextual-spacing="false"/>
      <style:text-properties fo:color="#000000" loext:opacity="100%" style:font-name="Arial" officeooo:rsid="001fbb65" style:font-name-asian="Microsoft YaHei"/>
    </style:style>
    <style:style style:name="P85" style:family="paragraph" style:parent-style-name="Text_20_body" style:list-style-name="L32">
      <style:paragraph-properties fo:margin-top="0cm" fo:margin-bottom="0cm" style:contextual-spacing="false"/>
      <style:text-properties fo:color="#000000" loext:opacity="100%" style:font-name="Arial" officeooo:rsid="001fbb65" style:font-name-asian="Microsoft YaHei"/>
    </style:style>
    <style:style style:name="P86" style:family="paragraph" style:parent-style-name="Text_20_body" style:list-style-name="L21">
      <style:paragraph-properties fo:margin-top="0cm" fo:margin-bottom="0cm" style:contextual-spacing="false"/>
      <style:text-properties fo:color="#000000" loext:opacity="100%" style:font-name="Arial" officeooo:paragraph-rsid="00243a57" style:font-name-asian="Microsoft YaHei"/>
    </style:style>
    <style:style style:name="P87" style:family="paragraph" style:parent-style-name="Text_20_body" style:list-style-name="L33">
      <style:paragraph-properties fo:margin-top="0cm" fo:margin-bottom="0cm" style:contextual-spacing="false"/>
      <style:text-properties fo:color="#000000" loext:opacity="100%" style:font-name="Arial" officeooo:paragraph-rsid="00243a57" style:font-name-asian="Microsoft YaHei"/>
    </style:style>
    <style:style style:name="P88" style:family="paragraph" style:parent-style-name="Text_20_body" style:list-style-name="L34">
      <style:paragraph-properties fo:margin-top="0cm" fo:margin-bottom="0cm" style:contextual-spacing="false"/>
      <style:text-properties fo:color="#000000" loext:opacity="100%" style:font-name="Arial" officeooo:paragraph-rsid="00243a57" style:font-name-asian="Microsoft YaHei"/>
    </style:style>
    <style:style style:name="P89" style:family="paragraph" style:parent-style-name="Text_20_body">
      <style:paragraph-properties fo:margin-left="0cm" fo:text-indent="0cm" style:auto-text-indent="false" fo:keep-with-next="always"/>
      <style:text-properties fo:color="#5983b0" loext:opacity="100%" style:font-name="Arial" officeooo:paragraph-rsid="0024f5cd" style:font-name-asian="Microsoft YaHei"/>
    </style:style>
    <style:style style:name="P90" style:family="paragraph" style:parent-style-name="Text_20_body">
      <style:paragraph-properties fo:margin-left="0cm" fo:text-indent="0cm" style:auto-text-indent="false"/>
      <style:text-properties fo:color="#5983b0" loext:opacity="100%" style:font-name="Arial" officeooo:paragraph-rsid="0024f5cd" style:font-name-asian="Microsoft YaHei"/>
    </style:style>
    <style:style style:name="P91" style:family="paragraph" style:parent-style-name="Text_20_body">
      <style:paragraph-properties fo:margin-left="0cm" fo:text-indent="0cm" style:auto-text-indent="false"/>
      <style:text-properties fo:color="#000000" loext:opacity="100%" style:font-name="Arial" officeooo:paragraph-rsid="0024f5cd" style:font-name-asian="Microsoft YaHei"/>
    </style:style>
    <style:style style:name="P92" style:family="paragraph" style:parent-style-name="Text_20_body" style:list-style-name="L3">
      <style:paragraph-properties fo:margin-top="0cm" fo:margin-bottom="0cm" style:contextual-spacing="false"/>
      <style:text-properties fo:color="#000000" loext:opacity="100%" style:font-name="Arial" officeooo:rsid="001fbb65" officeooo:paragraph-rsid="0024f5cd" style:font-name-asian="Microsoft YaHei"/>
    </style:style>
    <style:style style:name="P93" style:family="paragraph" style:parent-style-name="Text_20_body">
      <style:paragraph-properties fo:margin-top="0cm" fo:margin-bottom="0cm" style:contextual-spacing="false"/>
      <style:text-properties fo:color="#000000" loext:opacity="100%" style:font-name="Arial" officeooo:rsid="001fbb65" officeooo:paragraph-rsid="0024f5cd" style:font-name-asian="Microsoft YaHei"/>
    </style:style>
    <style:style style:name="P94" style:family="paragraph" style:parent-style-name="Text_20_body">
      <style:text-properties fo:color="#5983b0" loext:opacity="100%" style:font-name="Arial" officeooo:paragraph-rsid="0024f5cd" style:font-name-asian="Microsoft YaHei"/>
    </style:style>
    <style:style style:name="P95" style:family="paragraph" style:parent-style-name="Text_20_body" style:list-style-name="L35">
      <style:paragraph-properties fo:margin-top="0cm" fo:margin-bottom="0cm" style:contextual-spacing="false"/>
      <style:text-properties fo:color="#000000" loext:opacity="100%" style:font-name="Arial" officeooo:paragraph-rsid="0024f5cd" style:font-name-asian="Microsoft YaHei"/>
    </style:style>
    <style:style style:name="P96" style:family="paragraph" style:parent-style-name="Text_20_body">
      <style:paragraph-properties fo:margin-top="0cm" fo:margin-bottom="0cm" style:contextual-spacing="false"/>
      <style:text-properties fo:color="#000000" loext:opacity="100%" style:font-name="Arial" officeooo:paragraph-rsid="0024f5cd" style:font-name-asian="Microsoft YaHei"/>
    </style:style>
    <style:style style:name="P97" style:family="paragraph" style:parent-style-name="Text_20_body" style:list-style-name="L36">
      <style:paragraph-properties fo:margin-top="0cm" fo:margin-bottom="0cm" style:contextual-spacing="false"/>
      <style:text-properties fo:color="#000000" loext:opacity="100%" style:font-name="Arial" officeooo:paragraph-rsid="0024f5cd" style:font-name-asian="Microsoft YaHei"/>
    </style:style>
    <style:style style:name="P98" style:family="paragraph" style:parent-style-name="Text_20_body" style:list-style-name="L37">
      <style:paragraph-properties fo:margin-top="0cm" fo:margin-bottom="0cm" style:contextual-spacing="false"/>
      <style:text-properties fo:color="#000000" loext:opacity="100%" style:font-name="Arial" officeooo:paragraph-rsid="0024f5cd" style:font-name-asian="Microsoft YaHei"/>
    </style:style>
    <style:style style:name="P99" style:family="paragraph" style:parent-style-name="Text_20_body" style:list-style-name="L38">
      <style:paragraph-properties fo:margin-top="0cm" fo:margin-bottom="0cm" style:contextual-spacing="false"/>
      <style:text-properties fo:color="#000000" loext:opacity="100%" style:font-name="Arial" style:font-name-asian="Microsoft YaHei"/>
    </style:style>
    <style:style style:name="P100" style:family="paragraph" style:parent-style-name="Text_20_body">
      <style:paragraph-properties fo:margin-left="0cm" fo:text-indent="0cm" style:auto-text-indent="false" fo:keep-with-next="always"/>
      <style:text-properties fo:color="#5983b0" loext:opacity="100%" style:font-name="Arial" officeooo:paragraph-rsid="0027873f" style:font-name-asian="Microsoft YaHei"/>
    </style:style>
    <style:style style:name="P101" style:family="paragraph" style:parent-style-name="Text_20_body">
      <style:paragraph-properties fo:margin-left="0cm" fo:text-indent="0cm" style:auto-text-indent="false"/>
      <style:text-properties fo:color="#5983b0" loext:opacity="100%" style:font-name="Arial" officeooo:paragraph-rsid="0027873f" style:font-name-asian="Microsoft YaHei"/>
    </style:style>
    <style:style style:name="P102" style:family="paragraph" style:parent-style-name="Text_20_body" style:list-style-name="L3">
      <style:paragraph-properties fo:margin-top="0cm" fo:margin-bottom="0cm" style:contextual-spacing="false"/>
      <style:text-properties fo:color="#000000" loext:opacity="100%" style:font-name="Arial" officeooo:rsid="001fbb65" officeooo:paragraph-rsid="0027873f" style:font-name-asian="Microsoft YaHei"/>
    </style:style>
    <style:style style:name="P103" style:family="paragraph" style:parent-style-name="Text_20_body" style:list-style-name="L39">
      <style:paragraph-properties fo:margin-top="0cm" fo:margin-bottom="0cm" style:contextual-spacing="false"/>
      <style:text-properties fo:color="#000000" loext:opacity="100%" style:font-name="Arial" officeooo:rsid="001fbb65" style:font-name-asian="Microsoft YaHei"/>
    </style:style>
    <style:style style:name="P104" style:family="paragraph" style:parent-style-name="Text_20_body" style:list-style-name="L40">
      <style:paragraph-properties fo:margin-top="0cm" fo:margin-bottom="0cm" style:contextual-spacing="false"/>
      <style:text-properties fo:color="#000000" loext:opacity="100%" style:font-name="Arial" officeooo:rsid="001fbb65" style:font-name-asian="Microsoft YaHei"/>
    </style:style>
    <style:style style:name="P105" style:family="paragraph" style:parent-style-name="Text_20_body">
      <style:paragraph-properties fo:margin-top="0cm" fo:margin-bottom="0cm" style:contextual-spacing="false"/>
      <style:text-properties fo:color="#000000" loext:opacity="100%" style:font-name="Arial" officeooo:rsid="001fbb65" officeooo:paragraph-rsid="0027873f" style:font-name-asian="Microsoft YaHei"/>
    </style:style>
    <style:style style:name="P106" style:family="paragraph" style:parent-style-name="Text_20_body">
      <style:text-properties fo:color="#5983b0" loext:opacity="100%" style:font-name="Arial" officeooo:paragraph-rsid="0027873f" style:font-name-asian="Microsoft YaHei"/>
    </style:style>
    <style:style style:name="P107" style:family="paragraph" style:parent-style-name="Text_20_body" style:list-style-name="L41">
      <style:paragraph-properties fo:margin-top="0cm" fo:margin-bottom="0cm" style:contextual-spacing="false"/>
      <style:text-properties fo:color="#000000" loext:opacity="100%" style:font-name="Arial" officeooo:paragraph-rsid="0027873f" style:font-name-asian="Microsoft YaHei"/>
    </style:style>
    <style:style style:name="P108" style:family="paragraph" style:parent-style-name="Text_20_body">
      <style:paragraph-properties fo:margin-top="0cm" fo:margin-bottom="0cm" style:contextual-spacing="false"/>
      <style:text-properties fo:color="#000000" loext:opacity="100%" style:font-name="Arial" officeooo:paragraph-rsid="0027873f" style:font-name-asian="Microsoft YaHei"/>
    </style:style>
    <style:style style:name="P109" style:family="paragraph" style:parent-style-name="Text_20_body" style:list-style-name="L42">
      <style:paragraph-properties fo:margin-top="0cm" fo:margin-bottom="0cm" style:contextual-spacing="false"/>
      <style:text-properties fo:color="#000000" loext:opacity="100%" style:font-name="Arial" officeooo:paragraph-rsid="0027873f" style:font-name-asian="Microsoft YaHei"/>
    </style:style>
    <style:style style:name="P110" style:family="paragraph" style:parent-style-name="Text_20_body" style:list-style-name="L43">
      <style:paragraph-properties fo:margin-top="0cm" fo:margin-bottom="0cm" style:contextual-spacing="false"/>
      <style:text-properties fo:color="#000000" loext:opacity="100%" style:font-name="Arial" officeooo:paragraph-rsid="0027873f" style:font-name-asian="Microsoft YaHei"/>
    </style:style>
    <style:style style:name="P111" style:family="paragraph" style:parent-style-name="Text_20_body">
      <style:text-properties fo:color="#000000" loext:opacity="100%" style:font-name="Arial" officeooo:rsid="0027ec3d" officeooo:paragraph-rsid="0027ec3d" style:font-name-asian="NSimSun1" style:font-name-complex="Lucida Sans1"/>
    </style:style>
    <style:style style:name="P112" style:family="paragraph" style:parent-style-name="Text_20_body" style:list-style-name="L44">
      <style:paragraph-properties fo:margin-top="0cm" fo:margin-bottom="0cm" style:contextual-spacing="false"/>
      <style:text-properties fo:color="#000000" loext:opacity="100%" style:font-name="Arial" officeooo:rsid="0027ec3d" officeooo:paragraph-rsid="0027ec3d"/>
    </style:style>
    <style:style style:name="P113" style:family="paragraph" style:parent-style-name="Text_20_body" style:list-style-name="L44">
      <style:paragraph-properties fo:margin-top="0cm" fo:margin-bottom="0cm" style:contextual-spacing="false"/>
      <style:text-properties fo:color="#000000" loext:opacity="100%" style:font-name="Arial" officeooo:rsid="0027ec3d"/>
    </style:style>
    <style:style style:name="P114" style:family="paragraph" style:parent-style-name="Text_20_body" style:list-style-name="L45">
      <style:paragraph-properties fo:margin-top="0cm" fo:margin-bottom="0cm" style:contextual-spacing="false"/>
      <style:text-properties fo:color="#000000" loext:opacity="100%" style:font-name="Arial" officeooo:rsid="0027ec3d"/>
    </style:style>
    <style:style style:name="P115" style:family="paragraph" style:parent-style-name="Text_20_body" style:list-style-name="L46">
      <style:paragraph-properties fo:margin-top="0cm" fo:margin-bottom="0cm" style:contextual-spacing="false"/>
      <style:text-properties fo:color="#000000" loext:opacity="100%" style:font-name="Arial" officeooo:rsid="0027ec3d"/>
    </style:style>
    <style:style style:name="P116" style:family="paragraph" style:parent-style-name="Text_20_body" style:list-style-name="L47">
      <style:text-properties fo:color="#000000" loext:opacity="100%" style:font-name="Arial" officeooo:rsid="0027ec3d"/>
    </style:style>
    <style:style style:name="P117" style:family="paragraph" style:parent-style-name="Text_20_body">
      <style:text-properties fo:color="#000000" loext:opacity="100%" style:font-name="Arial" officeooo:rsid="0027ec3d"/>
    </style:style>
    <style:style style:name="P118" style:family="paragraph" style:parent-style-name="Text_20_body" style:list-style-name="L44">
      <style:paragraph-properties fo:margin-top="0cm" fo:margin-bottom="0cm" style:contextual-spacing="false"/>
      <style:text-properties officeooo:paragraph-rsid="0027ec3d"/>
    </style:style>
    <style:style style:name="P119" style:family="paragraph" style:parent-style-name="Text_20_body">
      <style:text-properties fo:color="#3465a4" loext:opacity="100%" style:font-name="Arial" fo:font-weight="normal" officeooo:rsid="0027ec3d" officeooo:paragraph-rsid="0027ec3d" style:font-name-asian="NSimSun1" style:font-weight-asian="normal" style:font-name-complex="Lucida Sans1" style:font-weight-complex="normal"/>
    </style:style>
    <style:style style:name="P120" style:family="paragraph" style:parent-style-name="Text_20_body" style:list-style-name="L48">
      <style:text-properties fo:color="#000000" loext:opacity="100%" style:font-name="Arial" officeooo:rsid="0027ec3d" officeooo:paragraph-rsid="0027ec3d" style:font-name-asian="NSimSun1" style:font-name-complex="Lucida Sans1"/>
    </style:style>
    <style:style style:name="P121" style:family="paragraph" style:parent-style-name="Heading_20_2">
      <style:paragraph-properties fo:margin-top="0cm" fo:margin-bottom="0.247cm" style:contextual-spacing="false" fo:line-height="115%"/>
      <style:text-properties fo:color="#3465a4" loext:opacity="100%" style:font-name="Arial" fo:font-weight="normal" officeooo:rsid="0027ec3d" style:font-weight-asian="normal" style:font-weight-complex="normal"/>
    </style:style>
    <style:style style:name="P122" style:family="paragraph" style:parent-style-name="Heading_20_1">
      <style:text-properties fo:color="#3465a4" loext:opacity="100%"/>
    </style:style>
    <style:style style:name="P123" style:family="paragraph" style:parent-style-name="Text_20_body" style:list-style-name="L49">
      <style:text-properties fo:color="#000000" loext:opacity="100%" style:font-name="Arial" officeooo:rsid="0027ec3d" officeooo:paragraph-rsid="0027ec3d" style:font-name-asian="NSimSun1" style:font-name-complex="Lucida Sans1"/>
    </style:style>
    <style:style style:name="T1" style:family="text">
      <style:text-properties fo:color="#3465a4" loext:opacity="100%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3465a4" loext:opacity="100%" style:font-name="Arial" fo:font-size="18pt" fo:font-weight="bold" officeooo:rsid="001f245f" style:font-name-asian="NSimSun1" style:font-size-asian="18pt" style:font-weight-asian="bold" style:font-name-complex="Lucida Sans1" style:font-size-complex="18pt" style:font-weight-complex="bold"/>
    </style:style>
    <style:style style:name="T3" style:family="text">
      <style:text-properties style:font-name="Arial" fo:font-size="18pt" fo:font-weight="bold" officeooo:rsid="001f245f" style:font-name-asian="NSimSun1" style:font-size-asian="18pt" style:font-weight-asian="bold" style:font-name-complex="Lucida Sans1" style:font-size-complex="18pt" style:font-weight-complex="bold"/>
    </style:style>
    <style:style style:name="T4" style:family="text">
      <style:text-properties fo:color="#3465a4" loext:opacity="100%" style:font-name="Arial" fo:font-size="18pt" fo:font-weight="bold" style:font-name-asian="NSimSun1" style:font-size-asian="18pt" style:font-weight-asian="bold" style:font-name-complex="Lucida Sans1" style:font-size-complex="18pt" style:font-weight-complex="bold"/>
    </style:style>
    <style:style style:name="T5" style:family="text">
      <style:text-properties fo:font-weight="bold" officeooo:rsid="001e92a4" style:font-weight-asian="bold" style:font-weight-complex="bold"/>
    </style:style>
    <style:style style:name="T6" style:family="text">
      <style:text-properties officeooo:rsid="001e92a4"/>
    </style:style>
    <style:style style:name="T7" style:family="text">
      <style:text-properties fo:color="#3465a4" loext:opacity="100%"/>
    </style:style>
    <style:style style:name="T8" style:family="text">
      <style:text-properties fo:color="#000000" loext:opacity="100%" style:font-name-complex="Lucida Sans1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Arial" style:font-name-asian="Microsoft YaHei" style:font-name-complex="Lucida Sans1"/>
    </style:style>
    <style:style style:name="T11" style:family="text">
      <style:text-properties fo:color="#000000" loext:opacity="100%" style:font-name="Arial" style:font-name-asian="Microsoft YaHei"/>
    </style:style>
    <style:style style:name="T12" style:family="text">
      <style:text-properties officeooo:rsid="001fbb65"/>
    </style:style>
    <style:style style:name="T13" style:family="text">
      <style:text-properties fo:color="#000000" loext:opacity="100%" style:font-name="Arial" officeooo:rsid="0027ec3d"/>
    </style:style>
    <style:style style:name="T14" style:family="text">
      <style:text-properties fo:color="#000000" loext:opacity="100%" style:font-name="Arial" fo:font-weight="normal" officeooo:rsid="0027ec3d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OpenSymbol"/>
      </text:list-level-style-bullet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REGISTRE DES TRAITEMENTS </text:p>
      <text:p text:style-name="P2">-</text:p>
      <text:p text:style-name="P3"><text:span text:style-name="T1">CONFORMITÉ RGPD</text:span> </text:p>
      <text:p text:style-name="P4"/>
      <text:p text:style-name="P4"/>
      <text:h text:style-name="P5" text:outline-level="1"/>
      <text:h text:style-name="P6" text:outline-level="1"><text:bookmark-start text:name="__RefHeading___Toc18_770223312"/>RGPD : Règlement général sur la protection des données<text:bookmark-end text:name="__RefHeading___Toc18_770223312"/></text:h>
      <text:h text:style-name="P7" text:outline-level="1"/>
      <text:h text:style-name="P7" text:outline-level="1"/>
      <text:h text:style-name="P8" text:outline-level="1"><text:bookmark-start text:name="__RefHeading___Toc20_770223312"/>En accord avec le RÈGLEMENT (UE) 2016/679 DU PARLEMENT EUROPÉEN ET CONSEIL du 27 avril 2016 relatif à la protection des personnes physiques à l’égard du traitement des données à caractère personnel et à la libre circulation de ces données, et abrogeant la directement 95/46/CE (règlement générale sur le protection des données).<text:bookmark-end text:name="__RefHeading___Toc20_770223312"/></text:h>
      <text:h text:style-name="P9" text:outline-level="1"/>
      <text:h text:style-name="P7" text:outline-level="1"/>
      <text:h text:style-name="P7" text:outline-level="1"><text:bookmark-start text:name="__RefHeading___Toc22_770223312"/>Nom de l’établissement : NZOUAWA PAUCHOT<text:bookmark-end text:name="__RefHeading___Toc22_770223312"/></text:h>
      <text:h text:style-name="P7" text:outline-level="1"><text:bookmark-start text:name="__RefHeading___Toc24_770223312"/>Adresse : 16 rue Hoche, 92800 NANTERRE <text:bookmark-end text:name="__RefHeading___Toc24_770223312"/></text:h>
      <text:h text:style-name="P7" text:outline-level="1"><text:bookmark-start text:name="__RefHeading___Toc26_770223312"/>Date : 30/03/2026<text:bookmark-end text:name="__RefHeading___Toc26_770223312"/></text:h>
      <text:h text:style-name="P7" text:outline-level="1"/>
      <text:h text:style-name="P7" text:outline-level="1"/>
      <text:table-of-content text:style-name="Sect1" text:protected="true" text:name="Table des matières1">
        <text:table-of-content-source text:outline-level="4" text:use-outline-level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des matières1_Head" text:protected="true">
            <text:p text:style-name="P10">Table des matières</text:p>
          </text:index-title>
          <text:p text:style-name="P11"><text:a xlink:type="simple" xlink:href="#__RefHeading___Toc28_770223312" text:style-name="Index_20_Link" text:visited-style-name="Index_20_Link">1. Identification du responsable de traitement<text:tab/>3</text:a></text:p>
          <text:p text:style-name="P12"><text:a xlink:type="simple" xlink:href="#__RefHeading___Toc30_770223312" text:style-name="Index_20_Link" text:visited-style-name="Index_20_Link">Délégué à la Protection des Données (DPO)<text:tab/>3</text:a></text:p>
          <text:p text:style-name="P11"><text:a xlink:type="simple" xlink:href="#__RefHeading___Toc32_770223312" text:style-name="Index_20_Link" text:visited-style-name="Index_20_Link">2. Registre des traitements<text:tab/>3</text:a></text:p>
          <text:p text:style-name="P12"><text:a xlink:type="simple" xlink:href="#__RefHeading___Toc34_770223312" text:style-name="Index_20_Link" text:visited-style-name="Index_20_Link">Traitement n°1 - Gestion des comptes utilisateurs<text:tab/>3</text:a></text:p>
          <text:p text:style-name="P12"><text:a xlink:type="simple" xlink:href="#__RefHeading___Toc36_770223312" text:style-name="Index_20_Link" text:visited-style-name="Index_20_Link">Traitement n°2 - Authentification et gestion des sessions<text:tab/>4</text:a></text:p>
          <text:p text:style-name="P12"><text:a xlink:type="simple" xlink:href="#__RefHeading___Toc38_770223312" text:style-name="Index_20_Link" text:visited-style-name="Index_20_Link">Traitement n°3 - Gestion des événements<text:tab/>4</text:a></text:p>
          <text:p text:style-name="P12"><text:a xlink:type="simple" xlink:href="#__RefHeading___Toc40_770223312" text:style-name="Index_20_Link" text:visited-style-name="Index_20_Link">Traitement n°4 - Gestion des inscriptions aux événements<text:tab/>5</text:a></text:p>
          <text:p text:style-name="P12"><text:a xlink:type="simple" xlink:href="#__RefHeading___Toc42_770223312" text:style-name="Index_20_Link" text:visited-style-name="Index_20_Link">Traitement n°5 - Gestion du consentement<text:tab/>5</text:a></text:p>
          <text:p text:style-name="P12"><text:a xlink:type="simple" xlink:href="#__RefHeading___Toc44_770223312" text:style-name="Index_20_Link" text:visited-style-name="Index_20_Link">Traitement n°6 - Journalisation des actions (ConsentLog)<text:tab/>6</text:a></text:p>
          <text:p text:style-name="P12"><text:a xlink:type="simple" xlink:href="#__RefHeading___Toc46_770223312" text:style-name="Index_20_Link" text:visited-style-name="Index_20_Link">Traitement n°7 - Exercice des droits des utilisateurs<text:tab/>6</text:a></text:p>
          <text:p text:style-name="P12"><text:a xlink:type="simple" xlink:href="#__RefHeading___Toc48_770223312" text:style-name="Index_20_Link" text:visited-style-name="Index_20_Link">Traitement n°8 - Anonymisation automatique<text:tab/>7</text:a></text:p>
          <text:p text:style-name="P11"><text:a xlink:type="simple" xlink:href="#__RefHeading___Toc50_770223312" text:style-name="Index_20_Link" text:visited-style-name="Index_20_Link">3. Mesures techniques et organisationnelles<text:tab/>8</text:a></text:p>
          <text:p text:style-name="P11"><text:a xlink:type="simple" xlink:href="#__RefHeading___Toc52_770223312" text:style-name="Index_20_Link" text:visited-style-name="Index_20_Link">4. Droit des utilisateurs<text:tab/>8</text:a></text:p>
          <text:p text:style-name="P11"><text:a xlink:type="simple" xlink:href="#__RefHeading___Toc54_770223312" text:style-name="Index_20_Link" text:visited-style-name="Index_20_Link">5. Politique de gestion des cookies<text:tab/>8</text:a></text:p>
          <text:p text:style-name="P11"><text:a xlink:type="simple" xlink:href="#__RefHeading___Toc56_770223312" text:style-name="Index_20_Link" text:visited-style-name="Index_20_Link">6. Politique de confidentialité<text:tab/>9</text:a></text:p>
          <text:p text:style-name="P11"><text:a xlink:type="simple" xlink:href="#__RefHeading___Toc58_770223312" text:style-name="Index_20_Link" text:visited-style-name="Index_20_Link">7. Principe d’anonymisation<text:tab/>9</text:a></text:p>
        </text:index-body>
      </text:table-of-content>
      <text:h text:style-name="P7" text:outline-level="1"/>
      <text:h text:style-name="P13" text:outline-level="1"><text:bookmark-start text:name="__RefHeading___Toc28_770223312"/><text:span text:style-name="T2">1.</text:span><text:span text:style-name="T3"> </text:span><text:span text:style-name="T4">Identification du responsable de traitement</text:span><text:bookmark-end text:name="__RefHeading___Toc28_770223312"/></text:h>
      <text:list text:style-name="L1">
        <text:list-item>
          <text:p text:style-name="P14"><text:span text:style-name="Strong_20_Emphasis">Nom de l’application</text:span> : Plateforme de gestion d’événements </text:p>
        </text:list-item>
        <text:list-item>
          <text:p text:style-name="P14"><text:span text:style-name="Strong_20_Emphasis">Responsable de traitement</text:span> : Projet académique (structure fictive) </text:p>
        </text:list-item>
        <text:list-item>
          <text:p text:style-name="P15"><text:span text:style-name="Strong_20_Emphasis">Contact</text:span> : contact@event-app.fr </text:p>
        </text:list-item>
      </text:list>
      <text:h text:style-name="P16" text:outline-level="2"><text:bookmark-start text:name="__RefHeading___Toc30_770223312"/>Délégué à la Protection des Données (DPO)<text:bookmark-end text:name="__RefHeading___Toc30_770223312"/></text:h>
      <text:list text:style-name="L2">
        <text:list-item>
          <text:p text:style-name="P17"><text:span text:style-name="Strong_20_Emphasis">Nom</text:span> <text:span text:style-name="T5">Prénom</text:span><text:span text:style-name="T6"> </text:span>: <text:span text:style-name="T6">PAUCHOT Léa</text:span></text:p>
        </text:list-item>
        <text:list-item>
          <text:p text:style-name="P17"><text:span text:style-name="Strong_20_Emphasis">Email</text:span> : <text:span text:style-name="T6">lpauchot@ecole-pmn.org</text:span></text:p>
        </text:list-item>
        <text:list-item>
          <text:p text:style-name="P18"><text:span text:style-name="Strong_20_Emphasis">Rôle</text:span> : Supervision de la conformité RGPD, gestion des demandes utilisateurs</text:p>
        </text:list-item>
      </text:list>
      <text:p text:style-name="P19"/>
      <text:h text:style-name="Heading_20_1" text:outline-level="1"><text:bookmark-start text:name="__RefHeading___Toc32_770223312"/><text:span text:style-name="T7">2.</text:span> <text:span text:style-name="T7">Registre des traitements</text:span><text:bookmark-end text:name="__RefHeading___Toc32_770223312"/></text:h>
      <text:h text:style-name="P20" text:outline-level="2"><text:bookmark-start text:name="__RefHeading___Toc34_770223312"/>Traitement n°1 - Gestion des comptes utilisateurs <text:bookmark-end text:name="__RefHeading___Toc34_770223312"/></text:h>
      <text:p text:style-name="P21"><text:span text:style-name="Strong_20_Emphasis"><text:span text:style-name="T8">Finalité</text:span></text:span><text:span text:style-name="T8"><text:line-break/>Permettre la création, la gestion et l’identification des utilisateurs. </text:span></text:p>
      <text:p text:style-name="P22"><text:span text:style-name="Strong_20_Emphasis"><text:span text:style-name="T9">Base légale</text:span></text:span><text:span text:style-name="T9"><text:line-break/>Consentement explicite (Article 6.1.a RGPD) </text:span></text:p>
      <text:p text:style-name="P22"><text:span text:style-name="Strong_20_Emphasis"><text:span text:style-name="T9">Données traitées</text:span></text:span><text:span text:style-name="T9"> </text:span></text:p>
      <text:list xml:id="list513551439" text:style-name="L3">
        <text:list-item>
          <text:p text:style-name="P23">Adresse email </text:p>
        </text:list-item>
        <text:list-item>
          <text:p text:style-name="P23">Mot de passe (hashé) </text:p>
        </text:list-item>
        <text:list-item>
          <text:p text:style-name="P23">Prénom </text:p>
        </text:list-item>
        <text:list-item>
          <text:p text:style-name="P23">Nom </text:p>
        </text:list-item>
        <text:list-item>
          <text:p text:style-name="P23">Numéro de téléphone (facultatif) </text:p>
        </text:list-item>
        <text:list-item>
          <text:p text:style-name="P24">Date et version du consentement </text:p>
        </text:list-item>
      </text:list>
      <text:p text:style-name="P25"><text:span text:style-name="Strong_20_Emphasis"><text:span text:style-name="T9">Destinataires</text:span></text:span><text:span text:style-name="T9"> </text:span></text:p>
      <text:list text:style-name="L4">
        <text:list-item>
          <text:p text:style-name="P26">Backend (API Symfony) </text:p>
        </text:list-item>
        <text:list-item>
          <text:p text:style-name="P27">Base de données sécurisée </text:p>
        </text:list-item>
      </text:list>
      <text:p text:style-name="P28"><text:span text:style-name="Strong_20_Emphasis"><text:span text:style-name="T9">Durée de conservation</text:span></text:span><text:span text:style-name="T9"> </text:span></text:p>
      <text:list text:style-name="L5">
        <text:list-item>
          <text:p text:style-name="P29">Jusqu’à suppression ou anonymisation </text:p>
        </text:list-item>
        <text:list-item>
          <text:p text:style-name="P30">Maximum 2 ans d’inactivité </text:p>
        </text:list-item>
      </text:list>
      <text:p text:style-name="P28"><text:span text:style-name="Strong_20_Emphasis"><text:span text:style-name="T9">Mesures de sécurité</text:span></text:span><text:span text:style-name="T9"> </text:span></text:p>
      <text:list text:style-name="L6">
        <text:list-item>
          <text:p text:style-name="P31">Hash des mots de passe (Argon2 / bcrypt) </text:p>
        </text:list-item>
        <text:list-item>
          <text:p text:style-name="P31">Connexion HTTPS </text:p>
        </text:list-item>
        <text:list-item>
          <text:p text:style-name="P32">Validation des données côté serveur</text:p>
        </text:list-item>
      </text:list>
      <text:p text:style-name="P33"/>
      <text:h text:style-name="P20" text:outline-level="2"><text:bookmark-start text:name="__RefHeading___Toc36_770223312"/><text:soft-page-break/>Traitement n°2 - Authentification et gestion des sessions<text:bookmark-end text:name="__RefHeading___Toc36_770223312"/></text:h>
      <text:p text:style-name="P34"><text:span text:style-name="Strong_20_Emphasis"><text:span text:style-name="T10">Finalité</text:span></text:span><text:span text:style-name="T10"><text:line-break/></text:span><text:span text:style-name="T11">Authentifier les utilisateurs et sécuriser l’accès à l’application </text:span><text:span text:style-name="T10"><text:s/></text:span></text:p>
      <text:p text:style-name="P22"><text:span text:style-name="Strong_20_Emphasis"><text:span text:style-name="T9">Base légale</text:span></text:span><text:span text:style-name="T9"><text:line-break/>Exécution du contrat (Article 6.1.b) <text:s/></text:span></text:p>
      <text:p text:style-name="P22"><text:span text:style-name="Strong_20_Emphasis"><text:span text:style-name="T9">Données traitées</text:span></text:span><text:span text:style-name="T9"> </text:span></text:p>
      <text:list xml:id="list110234384606738" text:continue-list="list513551439" text:style-name="L3">
        <text:list-item>
          <text:p text:style-name="P35">Adresse email </text:p>
        </text:list-item>
        <text:list-item>
          <text:p text:style-name="P36">Token JWT</text:p>
        </text:list-item>
      </text:list>
      <text:p text:style-name="P37"/>
      <text:p text:style-name="P25"><text:span text:style-name="Strong_20_Emphasis"><text:span text:style-name="T9">Destinataires</text:span></text:span><text:span text:style-name="T9"> </text:span></text:p>
      <text:list text:style-name="L7">
        <text:list-item>
          <text:p text:style-name="P38">Backend <text:span text:style-name="T12">uniquement</text:span></text:p>
        </text:list-item>
      </text:list>
      <text:p text:style-name="P39"/>
      <text:p text:style-name="P25"><text:span text:style-name="Strong_20_Emphasis"><text:span text:style-name="T9">Durée de conservation</text:span></text:span><text:span text:style-name="T9"> </text:span></text:p>
      <text:list text:style-name="L8">
        <text:list-item>
          <text:p text:style-name="P40">Durée de validité du token </text:p>
        </text:list-item>
      </text:list>
      <text:p text:style-name="P39"/>
      <text:p text:style-name="P25"><text:span text:style-name="Strong_20_Emphasis"><text:span text:style-name="T9">Mesures de sécurité</text:span></text:span><text:span text:style-name="T9"> </text:span></text:p>
      <text:list xml:id="list2364579554" text:style-name="L9">
        <text:list-item>
          <text:p text:style-name="P41">Signature JWT </text:p>
        </text:list-item>
        <text:list-item text:style-override="L10">
          <text:p text:style-name="P42">Expiration automatique </text:p>
        </text:list-item>
        <text:list-item text:style-override="L11">
          <text:p text:style-name="P43">Protection contre les accès non autorisés </text:p>
        </text:list-item>
      </text:list>
      <text:p text:style-name="P44"/>
      <text:p text:style-name="P44"/>
      <text:h text:style-name="P20" text:outline-level="2"><text:bookmark-start text:name="__RefHeading___Toc38_770223312"/>Traitement n°3 - Gestion des événements <text:bookmark-end text:name="__RefHeading___Toc38_770223312"/></text:h>
      <text:p text:style-name="P45"><text:span text:style-name="Strong_20_Emphasis"><text:span text:style-name="T8">Finalité</text:span></text:span><text:span text:style-name="T8"><text:line-break/></text:span><text:span text:style-name="T9">Permettre la création et la publication d’événements <text:s/></text:span><text:span text:style-name="T8"><text:s/></text:span></text:p>
      <text:p text:style-name="P46"><text:span text:style-name="Strong_20_Emphasis"><text:span text:style-name="T9">Base légale</text:span></text:span><text:span text:style-name="T9"><text:line-break/>Exécution du contrat <text:s text:c="2"/></text:span></text:p>
      <text:p text:style-name="P46"><text:span text:style-name="Strong_20_Emphasis"><text:span text:style-name="T9">Données traitées</text:span></text:span><text:span text:style-name="T9"> </text:span></text:p>
      <text:list xml:id="list110233040757381" text:continue-list="list110234384606738" text:style-name="L3">
        <text:list-item>
          <text:p text:style-name="P36">Titre </text:p>
        </text:list-item>
        <text:list-item text:style-override="L12">
          <text:p text:style-name="P47">Description </text:p>
        </text:list-item>
        <text:list-item text:style-override="L13">
          <text:p text:style-name="P48">Date </text:p>
        </text:list-item>
        <text:list-item text:style-override="L14">
          <text:p text:style-name="P49">Lieu </text:p>
        </text:list-item>
        <text:list-item text:style-override="L15">
          <text:p text:style-name="P50">Organisateur </text:p>
          <text:p text:style-name="P51"/>
        </text:list-item>
      </text:list>
      <text:p text:style-name="P52"><text:span text:style-name="Strong_20_Emphasis"><text:span text:style-name="T9">Destinataires</text:span></text:span><text:span text:style-name="T9"> </text:span></text:p>
      <text:list text:style-name="L16">
        <text:list-item>
          <text:p text:style-name="P53">Utilisateurs publics (événements publiés) </text:p>
          <text:p text:style-name="P53"/>
        </text:list-item>
      </text:list>
      <text:p text:style-name="P54"/>
      <text:p text:style-name="P52"><text:span text:style-name="Strong_20_Emphasis"><text:span text:style-name="T9">Durée de conservation</text:span></text:span><text:span text:style-name="T9"> </text:span></text:p>
      <text:list text:style-name="L17">
        <text:list-item>
          <text:p text:style-name="P55">Jusqu’à suppression par l’organisateur <text:s/></text:p>
        </text:list-item>
      </text:list>
      <text:p text:style-name="P54"><text:soft-page-break/></text:p>
      <text:p text:style-name="P52"><text:span text:style-name="Strong_20_Emphasis"><text:span text:style-name="T9">Mesures de sécurité</text:span></text:span><text:span text:style-name="T9"> </text:span></text:p>
      <text:list text:style-name="L18">
        <text:list-item>
          <text:p text:style-name="P56">Contrôle d’accès (rôle ORGANIZER) </text:p>
        </text:list-item>
      </text:list>
      <text:p text:style-name="P54"/>
      <text:p text:style-name="P54"/>
      <text:h text:style-name="P20" text:outline-level="2"><text:bookmark-start text:name="__RefHeading___Toc40_770223312"/>Traitement n°4 - Gestion des inscriptions aux événements <text:bookmark-end text:name="__RefHeading___Toc40_770223312"/></text:h>
      <text:p text:style-name="P57"><text:span text:style-name="Strong_20_Emphasis"><text:span text:style-name="T8">Finalité</text:span></text:span><text:span text:style-name="T8"><text:line-break/></text:span><text:span text:style-name="T9">Permettre aux utilisateurs de participer aux événements <text:s/></text:span><text:span text:style-name="T8"><text:s/></text:span></text:p>
      <text:p text:style-name="P58"><text:span text:style-name="Strong_20_Emphasis"><text:span text:style-name="T9">Base légale</text:span></text:span><text:span text:style-name="T9"><text:line-break/>Exécution du contrat <text:s text:c="2"/></text:span></text:p>
      <text:p text:style-name="P58"><text:span text:style-name="Strong_20_Emphasis"><text:span text:style-name="T9">Données traitées</text:span></text:span><text:span text:style-name="T9"> </text:span></text:p>
      <text:list xml:id="list110233427550573" text:continue-list="list110233040757381" text:style-name="L3">
        <text:list-item>
          <text:p text:style-name="P59">Identité utilisateur </text:p>
        </text:list-item>
        <text:list-item text:style-override="L19">
          <text:p text:style-name="P60">Événement </text:p>
        </text:list-item>
        <text:list-item text:style-override="L20">
          <text:p text:style-name="P61">Statut d’inscription </text:p>
        </text:list-item>
      </text:list>
      <text:p text:style-name="P62"/>
      <text:p text:style-name="P63"><text:span text:style-name="Strong_20_Emphasis"><text:span text:style-name="T9">Destinataires</text:span></text:span><text:span text:style-name="T9"> </text:span></text:p>
      <text:list xml:id="list176261980" text:style-name="L21">
        <text:list-item>
          <text:p text:style-name="P64">Organisateur de l’événement </text:p>
        </text:list-item>
        <text:list-item text:style-override="L22">
          <text:p text:style-name="P65">Backend </text:p>
        </text:list-item>
      </text:list>
      <text:p text:style-name="P66"/>
      <text:p text:style-name="P63"><text:span text:style-name="Strong_20_Emphasis"><text:span text:style-name="T9">Durée de conservation</text:span></text:span><text:span text:style-name="T9"> </text:span></text:p>
      <text:list text:style-name="L23">
        <text:list-item>
          <text:p text:style-name="P67">Jusqu’à anonymisation du compte <text:s/></text:p>
        </text:list-item>
      </text:list>
      <text:p text:style-name="P66"/>
      <text:p text:style-name="P63"><text:span text:style-name="Strong_20_Emphasis"><text:span text:style-name="T9">Mesures de sécurité</text:span></text:span><text:span text:style-name="T9"> </text:span></text:p>
      <text:list xml:id="list4027741881" text:style-name="L24">
        <text:list-item>
          <text:p text:style-name="P68">Vérification des droits </text:p>
        </text:list-item>
        <text:list-item text:style-override="L25">
          <text:p text:style-name="P69">Authentification obligatoire </text:p>
        </text:list-item>
      </text:list>
      <text:p text:style-name="P44"/>
      <text:p text:style-name="P44"/>
      <text:h text:style-name="P20" text:outline-level="2"><text:bookmark-start text:name="__RefHeading___Toc42_770223312"/>Traitement n°5 - Gestion du consentement<text:bookmark-end text:name="__RefHeading___Toc42_770223312"/></text:h>
      <text:p text:style-name="P70"><text:span text:style-name="Strong_20_Emphasis"><text:span text:style-name="T10">Finalité</text:span></text:span><text:span text:style-name="T10"><text:line-break/></text:span><text:span text:style-name="T11">Collecte et gestion du consentement RGPD</text:span> <text:span text:style-name="T11"><text:s text:c="2"/></text:span><text:span text:style-name="T10"><text:s/></text:span></text:p>
      <text:p text:style-name="P71"><text:span text:style-name="Strong_20_Emphasis"><text:span text:style-name="T11">Base légale</text:span></text:span><text:span text:style-name="T11"><text:line-break/>Obligation légale (Art. 6.1.c) <text:s text:c="3"/></text:span></text:p>
      <text:p text:style-name="P72"><text:span text:style-name="Strong_20_Emphasis"><text:span text:style-name="T9">Données traitées</text:span></text:span><text:span text:style-name="T9"> </text:span></text:p>
      <text:list xml:id="list1437167911" text:style-name="L26">
        <text:list-item>
          <text:p text:style-name="P73">Date de consentement </text:p>
        </text:list-item>
        <text:list-item text:style-override="L27">
          <text:p text:style-name="P74">Version de la politique </text:p>
        </text:list-item>
      </text:list>
      <text:p text:style-name="P75"/>
      <text:p text:style-name="P76"><text:span text:style-name="T9"/></text:p>
      <text:p text:style-name="P77"><text:span text:style-name="Strong_20_Emphasis"><text:span text:style-name="T9">Durée de conservation</text:span></text:span><text:span text:style-name="T9"> </text:span></text:p>
      <text:list text:style-name="L28">
        <text:list-item>
          <text:p text:style-name="P78">Pendant toute la durée de vie du compte <text:s/></text:p>
        </text:list-item>
      </text:list>
      <text:p text:style-name="P79"><text:soft-page-break/></text:p>
      <text:p text:style-name="P77"><text:span text:style-name="Strong_20_Emphasis"><text:span text:style-name="T9">Mesures de sécurité</text:span></text:span><text:span text:style-name="T9"> </text:span></text:p>
      <text:list text:style-name="L29">
        <text:list-item>
          <text:p text:style-name="P80">Journalisation</text:p>
        </text:list-item>
      </text:list>
      <text:p text:style-name="P76"/>
      <text:p text:style-name="P76"/>
      <text:h text:style-name="P20" text:outline-level="2"><text:bookmark-start text:name="__RefHeading___Toc44_770223312"/>Traitement n°6 - Journalisation des actions (ConsentLog)<text:bookmark-end text:name="__RefHeading___Toc44_770223312"/></text:h>
      <text:p text:style-name="P81"><text:span text:style-name="Strong_20_Emphasis"><text:span text:style-name="T8">Finalité</text:span></text:span><text:span text:style-name="T8"><text:line-break/></text:span><text:span text:style-name="T9">Assurer la traçabilité des actions liées aux données personnelles <text:s text:c="2"/></text:span><text:span text:style-name="T8"><text:s/></text:span></text:p>
      <text:p text:style-name="P72"><text:span text:style-name="Strong_20_Emphasis"><text:span text:style-name="T9">Base légale</text:span></text:span><text:span text:style-name="T9"><text:line-break/>Obligation légale <text:s text:c="3"/></text:span></text:p>
      <text:p text:style-name="P72"><text:span text:style-name="Strong_20_Emphasis"><text:span text:style-name="T9">Données traitées</text:span></text:span><text:span text:style-name="T9"> </text:span></text:p>
      <text:list xml:id="list110234608069013" text:continue-list="list110233427550573" text:style-name="L3">
        <text:list-item>
          <text:p text:style-name="P82">Type d’action </text:p>
        </text:list-item>
        <text:list-item text:style-override="L30">
          <text:p text:style-name="P83">Horodatage </text:p>
        </text:list-item>
        <text:list-item text:style-override="L31">
          <text:p text:style-name="P84">Adresse IP pseudonymisée (SHA-256) </text:p>
        </text:list-item>
        <text:list-item text:style-override="L32">
          <text:p text:style-name="P85">Détails </text:p>
        </text:list-item>
      </text:list>
      <text:p text:style-name="P75"/>
      <text:p text:style-name="P77"><text:span text:style-name="Strong_20_Emphasis"><text:span text:style-name="T9">Destinataires</text:span></text:span><text:span text:style-name="T9"> </text:span></text:p>
      <text:list text:continue-list="list176261980" text:style-name="L21">
        <text:list-item>
          <text:p text:style-name="P86">Backend uniquement <text:s/></text:p>
          <text:p text:style-name="P86"><text:span text:style-name="Strong_20_Emphasis"><text:span text:style-name="T9"/></text:span></text:p>
        </text:list-item>
      </text:list>
      <text:p text:style-name="P77"><text:span text:style-name="Strong_20_Emphasis"><text:span text:style-name="T9">Durée de conservation</text:span></text:span><text:span text:style-name="T9"> </text:span></text:p>
      <text:list text:style-name="L33">
        <text:list-item>
          <text:p text:style-name="P87">Conservation illimitée (obligation légale) <text:s text:c="2"/></text:p>
        </text:list-item>
      </text:list>
      <text:p text:style-name="P79"/>
      <text:p text:style-name="P77"><text:span text:style-name="Strong_20_Emphasis"><text:span text:style-name="T9">Mesures de sécurité</text:span></text:span><text:span text:style-name="T9"> </text:span></text:p>
      <text:list text:style-name="L34">
        <text:list-item>
          <text:p text:style-name="P88">Hash des adresses IP</text:p>
        </text:list-item>
        <text:list-item>
          <text:p text:style-name="P88">Accès restreint aux logs </text:p>
        </text:list-item>
      </text:list>
      <text:p text:style-name="P79"/>
      <text:p text:style-name="P79"/>
      <text:h text:style-name="P20" text:outline-level="2"><text:bookmark-start text:name="__RefHeading___Toc46_770223312"/>Traitement n°7 - Exercice des droits des utilisateurs<text:bookmark-end text:name="__RefHeading___Toc46_770223312"/></text:h>
      <text:p text:style-name="P89"><text:span text:style-name="Strong_20_Emphasis"><text:span text:style-name="T8">Finalité</text:span></text:span><text:span text:style-name="T8"><text:line-break/></text:span><text:span text:style-name="T9">Permettre l’accès, la rectification et l’effacement des données <text:s text:c="3"/></text:span><text:span text:style-name="T8"><text:s/></text:span></text:p>
      <text:p text:style-name="P90"><text:span text:style-name="Strong_20_Emphasis"><text:span text:style-name="T9">Base légale</text:span></text:span><text:span text:style-name="T9"><text:line-break/>Obligation légale (RGPD) </text:span></text:p>
      <text:p text:style-name="P91"><text:s text:c="4"/></text:p>
      <text:p text:style-name="P90"><text:span text:style-name="Strong_20_Emphasis"><text:span text:style-name="T9">Données traitées</text:span></text:span><text:span text:style-name="T9"> </text:span></text:p>
      <text:list xml:id="list110234071098058" text:continue-list="list110234608069013" text:style-name="L3">
        <text:list-item>
          <text:p text:style-name="P92">Ensemble des données personnelles </text:p>
          <text:p text:style-name="P92"/>
        </text:list-item>
      </text:list>
      <text:p text:style-name="P93"/>
      <text:p text:style-name="P94"><text:span text:style-name="Strong_20_Emphasis"><text:span text:style-name="T9">Destinataires</text:span></text:span><text:span text:style-name="T9"> </text:span></text:p>
      <text:list text:style-name="L35">
        <text:list-item>
          <text:p text:style-name="P95"><text:soft-page-break/>Backend uniquement </text:p>
        </text:list-item>
      </text:list>
      <text:p text:style-name="P96"><text:span text:style-name="Strong_20_Emphasis"><text:span text:style-name="T9"/></text:span></text:p>
      <text:p text:style-name="P94"><text:span text:style-name="Strong_20_Emphasis"><text:span text:style-name="T9">Durée de conservation</text:span></text:span><text:span text:style-name="T9"> </text:span></text:p>
      <text:list text:style-name="L36">
        <text:list-item>
          <text:p text:style-name="P97">Selon cycle de vie du compte <text:s text:c="3"/></text:p>
        </text:list-item>
      </text:list>
      <text:p text:style-name="P96"/>
      <text:p text:style-name="P94"><text:span text:style-name="Strong_20_Emphasis"><text:span text:style-name="T9">Mesures de sécurité</text:span></text:span><text:span text:style-name="T9"> </text:span></text:p>
      <text:list xml:id="list2705627418" text:style-name="L37">
        <text:list-item>
          <text:p text:style-name="P98">Authentification requise </text:p>
        </text:list-item>
        <text:list-item text:style-override="L38">
          <text:p text:style-name="P99">Vérification d’identité </text:p>
        </text:list-item>
      </text:list>
      <text:p text:style-name="P44"/>
      <text:p text:style-name="P44"/>
      <text:h text:style-name="P20" text:outline-level="2"><text:bookmark-start text:name="__RefHeading___Toc48_770223312"/>Traitement n°8 - Anonymisation automatique<text:bookmark-end text:name="__RefHeading___Toc48_770223312"/></text:h>
      <text:p text:style-name="P100"><text:span text:style-name="Strong_20_Emphasis"><text:span text:style-name="T8">Finalité</text:span></text:span><text:span text:style-name="T8"><text:line-break/></text:span><text:span text:style-name="T9">Respecter les obligations de durée de conservation <text:s text:c="4"/></text:span><text:span text:style-name="T8"><text:s/></text:span></text:p>
      <text:p text:style-name="P101"><text:span text:style-name="Strong_20_Emphasis"><text:span text:style-name="T9">Base légale</text:span></text:span><text:span text:style-name="T9"><text:line-break/>Obligation légale <text:s text:c="4"/></text:span></text:p>
      <text:p text:style-name="P101"><text:span text:style-name="Strong_20_Emphasis"><text:span text:style-name="T9">Données traitées</text:span></text:span><text:span text:style-name="T9"> </text:span></text:p>
      <text:list xml:id="list110233526877695" text:continue-list="list110234071098058" text:style-name="L3">
        <text:list-item>
          <text:p text:style-name="P102">Email → hash SHA-256 </text:p>
        </text:list-item>
        <text:list-item text:style-override="L39">
          <text:p text:style-name="P103">Nom → "Utilisateur supprimé" </text:p>
        </text:list-item>
        <text:list-item text:style-override="L40">
          <text:p text:style-name="P104">Téléphone → null </text:p>
        </text:list-item>
      </text:list>
      <text:p text:style-name="P105"/>
      <text:p text:style-name="P106"><text:span text:style-name="Strong_20_Emphasis"><text:span text:style-name="T9">Destinataires</text:span></text:span><text:span text:style-name="T9"> </text:span></text:p>
      <text:list xml:id="list3923285671" text:style-name="L41">
        <text:list-item>
          <text:p text:style-name="P107">Backend uniquement </text:p>
        </text:list-item>
      </text:list>
      <text:p text:style-name="P108"><text:span text:style-name="Strong_20_Emphasis"><text:span text:style-name="T9"/></text:span></text:p>
      <text:p text:style-name="P106"><text:span text:style-name="Strong_20_Emphasis"><text:span text:style-name="T9">Durée de conservation</text:span></text:span><text:span text:style-name="T9"> </text:span></text:p>
      <text:list text:style-name="L42">
        <text:list-item>
          <text:p text:style-name="P109">Après 2 ans d’inactivité <text:s text:c="4"/></text:p>
        </text:list-item>
      </text:list>
      <text:p text:style-name="P108"/>
      <text:p text:style-name="P106"><text:span text:style-name="Strong_20_Emphasis"><text:span text:style-name="T9">Mesures de sécurité</text:span></text:span><text:span text:style-name="T9"> </text:span></text:p>
      <text:list text:style-name="L43">
        <text:list-item>
          <text:p text:style-name="P110">Script automatisé</text:p>
        </text:list-item>
      </text:list>
      <text:p text:style-name="P108"/>
      <text:p text:style-name="P108"/>
      <text:h text:style-name="P13" text:outline-level="1"><text:bookmark-start text:name="__RefHeading___Toc50_770223312"/><text:span text:style-name="T7">3.</text:span> <text:span text:style-name="T7">Mesures techniques et organisationnelles</text:span><text:bookmark-end text:name="__RefHeading___Toc50_770223312"/></text:h>
      <text:p text:style-name="P111">Les mesures techniques et organisationnelles sont les suivantes :</text:p>
      <text:list text:continue-list="list3923285671" text:style-name="L41">
        <text:list-item>
          <text:p text:style-name="P107">Chiffrement des communications (HTTPS) </text:p>
        </text:list-item>
        <text:list-item>
          <text:p text:style-name="P107">Hash des mots de passe </text:p>
        </text:list-item>
        <text:list-item>
          <text:p text:style-name="P107">Pseudonymisation des adresses IP </text:p>
        </text:list-item>
        <text:list-item>
          <text:p text:style-name="P107">Contrôle d’accès basé sur les rôles </text:p>
        </text:list-item>
        <text:list-item>
          <text:p text:style-name="P107">Journalisation des actions sensibles </text:p>
        </text:list-item>
        <text:list-item>
          <text:p text:style-name="P107">Principe de minimisation des données </text:p>
        </text:list-item>
        <text:list-item>
          <text:p text:style-name="P107">Accès restreint à la base de données </text:p>
        </text:list-item>
      </text:list>
      <text:p text:style-name="P108"/>
      <text:p text:style-name="P108"/>
      <text:h text:style-name="Heading_20_1" text:outline-level="1"><text:bookmark-start text:name="__RefHeading___Toc52_770223312"/><text:span text:style-name="T7">4.</text:span> <text:span text:style-name="T7">Droit des utilisateurs</text:span><text:bookmark-end text:name="__RefHeading___Toc52_770223312"/></text:h>
      <text:p text:style-name="P111">Conformément au RGPD, l’utilisateur dispose des droits suivants :</text:p>
      <text:list xml:id="list1266822116" text:style-name="L44">
        <text:list-item>
          <text:p text:style-name="P112"><text:span text:style-name="Strong_20_Emphasis">Droit d’accès</text:span> → consultation des données (GET<text:span text:style-name="Source_20_Text"> /api/me</text:span>)</text:p>
        </text:list-item>
        <text:list-item>
          <text:p text:style-name="P113"><text:span text:style-name="Strong_20_Emphasis">Droit de rectification</text:span> → modification (<text:span text:style-name="Source_20_Text">PUT /api/me</text:span>) </text:p>
        </text:list-item>
      </text:list>
      <text:list text:style-name="L45">
        <text:list-item>
          <text:p text:style-name="P114"><text:span text:style-name="Strong_20_Emphasis">Droit à l’effacement</text:span> → anonymisation (<text:span text:style-name="Source_20_Text">DELETE /api/me</text:span>) </text:p>
        </text:list-item>
      </text:list>
      <text:list text:style-name="L46">
        <text:list-item>
          <text:p text:style-name="P115"><text:span text:style-name="Strong_20_Emphasis">Droit au retrait du consentement</text:span> </text:p>
        </text:list-item>
      </text:list>
      <text:list text:style-name="L47">
        <text:list-item>
          <text:p text:style-name="P116"><text:span text:style-name="Strong_20_Emphasis">Droit à la portabilité</text:span> (optionnel selon implémentation) </text:p>
        </text:list-item>
      </text:list>
      <text:p text:style-name="P117"/>
      <text:p text:style-name="P117"/>
      <text:h text:style-name="Heading_20_1" text:outline-level="1"><text:bookmark-start text:name="__RefHeading___Toc54_770223312"/><text:span text:style-name="T7">5.</text:span> <text:span text:style-name="T7">Politique de gestion des cookies</text:span><text:bookmark-end text:name="__RefHeading___Toc54_770223312"/></text:h>
      <text:list text:continue-list="list1266822116" text:style-name="L44">
        <text:list-item>
          <text:p text:style-name="P118"><text:span text:style-name="Strong_20_Emphasis"><text:span text:style-name="T13">Cookies nécessaires </text:span></text:span></text:p>
          <text:list>
            <text:list-item>
              <text:p text:style-name="P118"><text:span text:style-name="Strong_20_Emphasis"><text:span text:style-name="T14">Authentification </text:span></text:span></text:p>
            </text:list-item>
            <text:list-item>
              <text:p text:style-name="P118"><text:span text:style-name="Strong_20_Emphasis"><text:span text:style-name="T14">Fonctionnement du site </text:span></text:span></text:p>
            </text:list-item>
          </text:list>
        </text:list-item>
        <text:list-item>
          <text:p text:style-name="P118"><text:span text:style-name="Strong_20_Emphasis"><text:span text:style-name="T13">Cookies analytiques (optionnels) </text:span></text:span></text:p>
        </text:list-item>
        <text:list-item>
          <text:p text:style-name="P118"><text:span text:style-name="Strong_20_Emphasis"><text:span text:style-name="T13">Cookies marketing (optionnels) </text:span></text:span></text:p>
        </text:list-item>
        <text:list-item>
          <text:p text:style-name="P118"><text:span text:style-name="Strong_20_Emphasis"><text:span text:style-name="T13">Gestion du consentement </text:span></text:span></text:p>
          <text:list>
            <text:list-item>
              <text:p text:style-name="P118"><text:span text:style-name="Strong_20_Emphasis"><text:span text:style-name="T14">Bandeau visible à la première visite </text:span></text:span></text:p>
            </text:list-item>
            <text:list-item>
              <text:p text:style-name="P118"><text:span text:style-name="Strong_20_Emphasis"><text:span text:style-name="T14">Choix granulaire </text:span></text:span></text:p>
            </text:list-item>
            <text:list-item>
              <text:p text:style-name="P118"><text:span text:style-name="Strong_20_Emphasis"><text:span text:style-name="T14">Stockage dans le localStorage </text:span></text:span></text:p>
            </text:list-item>
          </text:list>
        </text:list-item>
      </text:list>
      <text:p text:style-name="P119"/>
      <text:p text:style-name="P119"/>
      <text:p text:style-name="P119"/>
      <text:h text:style-name="Heading_20_1" text:outline-level="1"><text:bookmark-start text:name="__RefHeading___Toc56_770223312"/><text:span text:style-name="T7">6.</text:span> <text:span text:style-name="T7">Politique de confidentialité</text:span><text:bookmark-end text:name="__RefHeading___Toc56_770223312"/></text:h>
      <text:p text:style-name="P111">Les données personnelles collectées sont strictement nécessaires au fonctionnement du service.</text:p>
      <text:p text:style-name="P111"><text:soft-page-break/>Elles ne sont :</text:p>
      <text:list text:style-name="L48">
        <text:list-item>
          <text:p text:style-name="P120">ni vendues </text:p>
        </text:list-item>
        <text:list-item>
          <text:p text:style-name="P120">ni transmises à des tiers </text:p>
        </text:list-item>
      </text:list>
      <text:p text:style-name="P111">L’utilisateur conserve un contrôle total sur ses données via son espace personnel.</text:p>
      <text:h text:style-name="P121" text:outline-level="2"/>
      <text:h text:style-name="P122" text:outline-level="1"><text:bookmark-start text:name="__RefHeading___Toc58_770223312"/>7. Principe d’anonymisation<text:bookmark-end text:name="__RefHeading___Toc58_770223312"/></text:h>
      <text:p text:style-name="P111">L’anonymisation remplace les données identifiantes sans supprimer l’enregistrement afin de :</text:p>
      <text:list text:style-name="L49">
        <text:list-item>
          <text:p text:style-name="P123">préserver l’intégrité des relations en base </text:p>
        </text:list-item>
        <text:list-item>
          <text:p text:style-name="P123">conserver les historiques légaux (logs, inscriptions)</text:p>
        </text:list-item>
      </text:list>
      <text:p text:style-name="P1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10:07:26.309923000</meta:creation-date>
    <dc:date>2026-03-30T11:02:32.435237600</dc:date>
    <meta:editing-duration>PT54M40S</meta:editing-duration>
    <meta:editing-cycles>17</meta:editing-cycles>
    <meta:generator>LibreOffice/25.2.7.2$Windows_X86_64 LibreOffice_project/5cbfd1ab6520636bb5f7b99185aa69bd7456825d</meta:generator>
    <meta:document-statistic meta:table-count="0" meta:image-count="0" meta:object-count="0" meta:page-count="9" meta:paragraph-count="189" meta:word-count="952" meta:character-count="6354" meta:non-whitespace-character-count="5496"/>
  </office:meta>
</office:document-meta>
</file>